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2900000228FB288635.png"/>
  <manifest:file-entry manifest:media-type="image/png" manifest:full-path="Pictures/1000000000000229000002281B69FDB2.png"/>
  <manifest:file-entry manifest:media-type="image/png" manifest:full-path="Pictures/100000000000022900000228CBB21982.png"/>
  <manifest:file-entry manifest:media-type="image/png" manifest:full-path="Pictures/10000000000002290000022811850605.png"/>
  <manifest:file-entry manifest:media-type="image/png" manifest:full-path="Pictures/100000000000022900000228E8B94EA4.png"/>
  <manifest:file-entry manifest:media-type="image/png" manifest:full-path="Pictures/100000000000022900000228D0EB7805.png"/>
  <manifest:file-entry manifest:media-type="image/png" manifest:full-path="Pictures/1000000000000229000002285CE1869F.png"/>
  <manifest:file-entry manifest:media-type="image/png" manifest:full-path="Pictures/100000000000022900000228A428F155.png"/>
  <manifest:file-entry manifest:media-type="image/png" manifest:full-path="Pictures/100000000000022900000228DD3E460B.png"/>
  <manifest:file-entry manifest:media-type="image/png" manifest:full-path="Pictures/10000000000002290000022856323F22.png"/>
  <manifest:file-entry manifest:media-type="image/png" manifest:full-path="Pictures/100000000000022900000228044F429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151cm" svg:height="15.939cm" svg:x="4.951cm" svg:y="2.487cm">
          <draw:image xlink:href="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9.512cm" svg:height="19.478cm" svg:x="4.271cm" svg:y="0.718cm">
          <draw:image xlink:href="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1.59cm" svg:height="19.304cm" svg:x="3.048cm" svg:y="1.016cm">
          <draw:image xlink:href="Pictures/100000000000022900000228DD3E460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3.622cm" svg:height="19.05cm" svg:x="2.286cm" svg:y="0.762cm">
          <draw:image xlink:href="Pictures/100000000000022900000228E8B94E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3.114cm" svg:height="20.066cm" svg:x="2.794cm" svg:y="0.508cm">
          <draw:image xlink:href="Pictures/1000000000000229000002281B69FDB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2.098cm" svg:height="19.558cm" svg:x="3.302cm" svg:y="1.016cm">
          <draw:image xlink:href="Pictures/100000000000022900000228118506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0.574cm" svg:height="18.796cm" svg:x="4.064cm" svg:y="1.27cm">
          <draw:image xlink:href="Pictures/100000000000022900000228044F429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14.63cm" svg:height="14.604cm" svg:x="0.254cm" svg:y="0cm">
          <draw:image xlink:href="Pictures/100000000000022900000228A428F155.png" xlink:type="simple" xlink:show="embed" xlink:actuate="onLoad">
            <text:p/>
          </draw:image>
        </draw:frame>
        <draw:frame draw:style-name="gr1" draw:text-style-name="P1" draw:layer="layout" svg:width="14.63cm" svg:height="14.604cm" svg:x="13.716cm" svg:y="0cm">
          <draw:image xlink:href="Pictures/100000000000022900000228CBB2198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17.272cm" svg:height="17.144cm" svg:x="0.508cm" svg:y="-0.126cm">
          <draw:image xlink:href="Pictures/1000000000000229000002285CE1869F.png" xlink:type="simple" xlink:show="embed" xlink:actuate="onLoad">
            <text:p/>
          </draw:image>
        </draw:frame>
        <draw:frame draw:style-name="gr1" draw:text-style-name="P1" draw:layer="layout" svg:width="14.63cm" svg:height="14.604cm" svg:x="13.056cm" svg:y="6.096cm">
          <draw:image xlink:href="Pictures/10000000000002290000022856323F22.png" xlink:type="simple" xlink:show="embed" xlink:actuate="onLoad">
            <text:p/>
          </draw:image>
        </draw:frame>
        <draw:frame draw:style-name="gr1" draw:text-style-name="P1" draw:layer="layout" svg:width="14.63cm" svg:height="14.604cm" svg:x="13.056cm" svg:y="4.446cm">
          <draw:image xlink:href="Pictures/100000000000022900000228FB28863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14.63cm" svg:height="14.604cm" svg:x="6.67cm" svg:y="3.155cm">
          <draw:image xlink:href="Pictures/100000000000022900000228D0EB78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ne </meta:initial-creator>
    <meta:creation-date>2015-12-03T08:26:55.98</meta:creation-date>
    <meta:editing-duration>PT2H37M56S</meta:editing-duration>
    <meta:editing-cycles>6</meta:editing-cycles>
    <dc:date>2015-12-18T15:21:21.99</dc:date>
    <dc:creator>Anne </dc:creator>
    <meta:generator>OpenOffice/4.1.0$Win32 OpenOffice.org_project/410m18$Build-9764</meta:generator>
    <meta:document-statistic meta:object-count="54"/>
  </office:meta>
</office:document-meta>
</file>